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24027077547_1396"/>The following videos on balance of payments correspond to part of the didactic material of the "Banco ING (Spain)", on economic education,  that can be consulted in:</text:p>
      <text:p text:style-name="P1"><text:bookmark text:name="yui_3_17_2_1_1624027077547_1397"/><text:bookmark text:name="yui_3_17_2_1_1624027077547_1398"/><text:a xlink:type="simple" xlink:href="https://www.youtube.com/c/ingespana" office:target-frame-name="_blank" xlink:show="new" text:style-name="Internet_20_link" text:visited-style-name="Visited_20_Internet_20_Link"><text:span text:style-name="T1">https://www.youtube.com/c/ingespana</text:span></text:a> </text:p>
      <text:p text:style-name="Text_20_body">In that way you can complement what you have learned about balance of payments. The videos answer the following concerns:</text:p>
      <text:p text:style-name="P3">Video 1: What is the balance of payments?</text:p>
      <text:p text:style-name="P1"><text:a xlink:type="simple" xlink:href="https://youtu.be/vx6ZuVfY9qE" text:style-name="Internet_20_link" text:visited-style-name="Visited_20_Internet_20_Link"><text:span text:style-name="T1">https://youtu.be/vx6ZuVfY9qE</text:span></text:a></text:p>
      <text:p text:style-name="P3">Video 2:Uses of balance of payments</text:p>
      <text:p text:style-name="P1"><text:a xlink:type="simple" xlink:href="https://youtu.be/jJi0gMWLyWk" text:style-name="Internet_20_link" text:visited-style-name="Visited_20_Internet_20_Link"><text:span text:style-name="T1">https://youtu.be/jJi0gMWLyWk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9:38:11.276977070</dc:date>
    <meta:editing-duration>PT40M3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4" meta:character-count="454" meta:non-whitespace-character-count="395"/>
  </office:meta>
</office:document-meta>
</file>